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/>
    </style:style>
    <style:style style:name="P1" style:family="paragraph" style:parent-style-name="Normal">
      <style:paragraph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2" style:family="paragraph" style:parent-style-name="Normal">
      <style:paragraph-properties/>
    </style:style>
    <style:style style:name="P3" style:family="paragraph" style:parent-style-name="Normal">
      <style:paragraph-properties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P4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SECRETERIA DE EDUCACION PÚBLICA DEL ESTADO DE YUCATAN</text:span></text:p>
        <text:p text:style-name="P2"><text:span text:style-name="T2">Esto es una prueba de impresion de texto</text:span></text:p>
        <text:p text:style-name="P3"><text:span text:style-name="oneUserDefinedStyle">Esto es una prueba de impresion de texto</text:span></text:p>
        <text:p text:style-name="P4"><text:span text:style-name="T3">"Esto es una prueba de impresion de texto'Esto es otra prueba de impresion de texto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&#10;    B2232" fo:font-weight="bold" style:font-weight-asian="bold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5-15T00:10:54.000</dc:date>
    <meta:generator>PHPWord</meta:generator>
    <meta:initial-creator/>
    <meta:creation-date>2021-05-15T00:10:54.000</meta:creation-date>
    <meta:keyword/>
    <meta:user-defined meta:name="Category"/>
    <meta:user-defined meta:name="Company"/>
    <meta:user-defined meta:name="Manager"/>
  </office:meta>
</office:document-meta>
</file>